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6.6931in" table:align="margins"/>
    </style:style>
    <style:style style:name="Tableau7.A" style:family="table-column">
      <style:table-column-properties style:column-width="3.3465in" style:rel-column-width="32767*"/>
    </style:style>
    <style:style style:name="Tableau7.B" style:family="table-column">
      <style:table-column-properties style:column-width="3.3465in" style:rel-column-width="32768*"/>
    </style:style>
    <style:style style:name="Tableau7.A1" style:family="table-cell">
      <style:table-cell-properties fo:padding="0.0382in" fo:border="none"/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1" style:family="table-row">
      <style:table-row-properties style:min-row-height="0.2708in"/>
    </style:style>
    <style:style style:name="Tableau1.A1" style:family="table-cell">
      <style:table-cell-properties fo:padding="0.0382in" fo:border="1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padding="0.0382in" fo:border="1pt solid #000000"/>
    </style:style>
    <style:style style:name="Tableau3" style:family="table">
      <style:table-properties style:width="6.6993in" fo:margin-left="-0.0063in" fo:margin-right="0in" table:align="margins"/>
    </style:style>
    <style:style style:name="Tableau3.A" style:family="table-column">
      <style:table-column-properties style:column-width="1.009in" style:rel-column-width="9873*"/>
    </style:style>
    <style:style style:name="Tableau3.B" style:family="table-column">
      <style:table-column-properties style:column-width="5.6903in" style:rel-column-width="55662*"/>
    </style:style>
    <style:style style:name="Tableau3.1" style:family="table-row">
      <style:table-row-properties style:min-row-height="1.2292in"/>
    </style:style>
    <style:style style:name="Tableau3.A1" style:family="table-cell">
      <style:table-cell-properties fo:padding="0in" fo:border="none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6.6931in" style:rel-column-width="65535*"/>
    </style:style>
    <style:style style:name="Tableau4.A1" style:family="table-cell">
      <style:table-cell-properties fo:padding="0.0382in" fo:border="1pt solid #000000"/>
    </style:style>
    <style:style style:name="Tableau5" style:family="table">
      <style:table-properties style:width="6.6979in" fo:margin-left="0in" table:align="left"/>
    </style:style>
    <style:style style:name="Tableau5.A" style:family="table-column">
      <style:table-column-properties style:column-width="1.0104in"/>
    </style:style>
    <style:style style:name="Tableau5.B" style:family="table-column">
      <style:table-column-properties style:column-width="5.6875in"/>
    </style:style>
    <style:style style:name="Tableau5.1" style:family="table-row">
      <style:table-row-properties style:min-row-height="0.4479in"/>
    </style:style>
    <style:style style:name="Tableau5.A1" style:family="table-cell">
      <style:table-cell-properties fo:padding="0in" fo:border="none"/>
    </style:style>
    <style:style style:name="Tableau6" style:family="table">
      <style:table-properties style:width="6.6931in" fo:break-before="page" table:align="margins"/>
    </style:style>
    <style:style style:name="Tableau6.A" style:family="table-column">
      <style:table-column-properties style:column-width="6.6931in" style:rel-column-width="65535*"/>
    </style:style>
    <style:style style:name="Tableau6.A1" style:family="table-cell">
      <style:table-cell-properties fo:padding="0.0382in" fo:border="1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4pt" style:text-underline-style="none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9846in" fo:margin-right="0in" fo:text-indent="0in" style:auto-text-indent="false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.4925in" fo:margin-right="0in" fo:text-align="center" style:justify-single-word="false" fo:text-indent="0in" style:auto-text-indent="false"/>
    </style:style>
    <style:style style:name="P19" style:family="paragraph" style:parent-style-name="Standard" style:list-style-name="L1">
      <style:text-properties fo:font-size="14pt" style:font-size-asian="14pt" style:font-size-complex="14pt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size="14pt" style:font-size-asian="14pt" style:font-size-complex="14p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génieur Informatique</text:p>
      <text:p text:style-name="P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Paul Dijou</text:p>
            <text:p text:style-name="P3">25 ans (11 / 10 / 1986)</text:p>
            <text:p text:style-name="P3">GitHub : <text:a xlink:type="simple" xlink:href="https://github.com/pauldijou">pauldijou</text:a></text:p>
          </table:table-cell>
          <table:table-cell table:style-name="Tableau7.A1" office:value-type="string">
            <text:p text:style-name="P4">+33.6.26.70.55.93</text:p>
            <text:p text:style-name="P4"><text:a xlink:type="simple" xlink:href="mailto:paul.dijou@gmail.com"><text:span text:style-name="T1">paul.dijou.dev@gmail.com</text:span></text:a></text:p>
            <text:p text:style-name="P6"><text:a xlink:type="simple" xlink:href="http://pauldijou.fr/">http://pauldijou.fr</text:a></text:p>
          </table:table-cell>
        </table:table-row>
      </table:table>
      <text:p text:style-name="P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DOMAINE DE COMPETENCES</text:p>
          </table:table-cell>
        </table:table-row>
      </table:table>
      <text:p text:style-name="P3"/>
      <text:list xml:id="list7566642911" text:style-name="L1">
        <text:list-item>
          <text:p text:style-name="P19"><text:span text:style-name="T2">Langages</text:span> : Java, HTML, CSS, LESS, JavaScript, PHP</text:p>
        </text:list-item>
        <text:list-item>
          <text:p text:style-name="P19"><text:span text:style-name="T2">Java</text:span> : Java SE, Java EE, JavaFX</text:p>
        </text:list-item>
        <text:list-item>
          <text:p text:style-name="P19"><text:span text:style-name="T2">Java EE</text:span> : CDI, EJB, JPA, JSF, JAX-RS, DeltaSpike, Play! Framework</text:p>
        </text:list-item>
        <text:list-item>
          <text:p text:style-name="P19"><text:span text:style-name="T3">JSF</text:span> : Mojarra, MyFaces, Facelets, RichFaces (contributeur), Primefaces</text:p>
        </text:list-item>
        <text:list-item>
          <text:p text:style-name="P19"><text:span text:style-name="T2">Serveurs</text:span> : Apache, Tomcat, TomEE, JBoss AS, GlassFish, Websphere</text:p>
        </text:list-item>
        <text:list-item>
          <text:p text:style-name="P19"><text:span text:style-name="T2">Bases de données</text:span> : PostgreSQL, MySQL, Oracle, HSQLDB</text:p>
        </text:list-item>
        <text:list-item>
          <text:p text:style-name="P19"><text:span text:style-name="T2">Outils </text:span>: Eclipse, Intellij IDEA, Maven, Ant, Gradle, Git, SVN, Dimension, Jenkins, Hudson, Sonar, UML</text:p>
        </text:list-item>
        <text:list-item>
          <text:p text:style-name="P19"><text:span text:style-name="T2">Systèmes </text:span>: Linux (Fedora, Debian, Ubuntu), Windows</text:p>
        </text:list-item>
        <text:list-item>
          <text:p text:style-name="P19"><text:span text:style-name="T2">Autres</text:span> : comptabilité, gestion d'entreprise, droit de l'informatique</text:p>
        </text:list-item>
      </text:list>
      <text:p text:style-name="P3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ETUDES &amp; DIPLOMES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Fin 2009 :</text:p>
            <text:p text:style-name="P10"/>
            <text:p text:style-name="P10"/>
            <text:p text:style-name="P12"><text:span text:style-name="T2">2007/2010</text:span> :</text:p>
            <text:p text:style-name="P12"/>
            <text:p text:style-name="P12"/>
            <text:p text:style-name="P10"/>
            <text:p text:style-name="P10"/>
            <text:p text:style-name="P12"><text:span text:style-name="T2">2004/2007</text:span> :</text:p>
            <text:p text:style-name="P10"/>
            <text:p text:style-name="P10"/>
            <text:p text:style-name="P10"/>
            <text:p text:style-name="P12"><text:span text:style-name="T2">2004</text:span> :</text:p>
          </table:table-cell>
          <table:table-cell table:style-name="Tableau3.A1" office:value-type="string">
            <text:p text:style-name="P14">Programme d'échange et de cursus parallèle pour un semestre à l'<text:span text:style-name="T2">Ecole Polytechnique de Montréal</text:span> (Montréal, Canada)</text:p>
            <text:p text:style-name="P14"/>
            <text:p text:style-name="P13"><text:span text:style-name="T2">3eme année diplôme d'Ingénieur</text:span> à l'ENSEEIHT (Ecole Nationale Supérieure d'Electronique, Electrotechnique, Informatique, Hydraulique et Télécomunications, Toulouse, France) – Département <text:span text:style-name="T2">Informatique</text:span> et <text:span text:style-name="T2">Mathématiques Appliquées</text:span></text:p>
            <text:p text:style-name="P11"/>
            <text:p text:style-name="P13"><text:span text:style-name="T2">CPGE</text:span> (Classe Préparatoire aux Grandes Ecoles) – Lycée Pierre de Fermat (Toulouse, France) – Filière MP (<text:span text:style-name="T2">Mathématiques Physique</text:span>) option <text:span text:style-name="T2">Informatique</text:span></text:p>
            <text:p text:style-name="P11"/>
            <text:p text:style-name="P13">Baccalauréat Scientifique option SI (Sciences de l'Ingénieur), mention B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DIVERS</text:p>
          </table:table-cell>
        </table:table-row>
      </table:table>
      <text:p text:style-name="P1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Langues :</text:p>
          </table:table-cell>
          <table:table-cell table:style-name="Tableau5.A1" office:value-type="string">
            <text:p text:style-name="P9">Français : langue maternelle</text:p>
            <text:p text:style-name="P9">Anglais : niveau professionnel (TOEIC : 910 / 990)</text:p>
            <text:p text:style-name="P9">Espagnol : niveau scolaire</text:p>
            <text:p text:style-name="P9">Chinois : niveau scolaire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7">EXPERIENCE</text:p>
          </table:table-cell>
        </table:table-row>
      </table:table>
      <text:p text:style-name="P12"/>
      <text:list xml:id="list1419366527" text:style-name="L2">
        <text:list-item>
          <text:p text:style-name="P20">Avril 2012 - Actuellement : RichFaces (open-source)</text:p>
        </text:list-item>
      </text:list>
      <text:p text:style-name="P17">RichFaces est une des plus célèbres librairies JSF à l'heure actuelle. Après l'avoir utilisée sur de nombreux projets, j'y contribue notamment au niveau du projet « RichFaces Bootstrap » dont le but est de créer de nouveaux composants JSF grâce au CDK RichFaces en se basant sur Bootstrap from Twitter et jQuery UI.</text:p>
      <text:p text:style-name="P16"/>
      <text:p text:style-name="P16"><text:span text:style-name="T4">Environnement</text:span> : JSF, Java, HTML, CSS, JavaScript.</text:p>
      <text:p text:style-name="P16"/>
      <text:list xml:id="list177180588" text:style-name="L3">
        <text:list-item>
          <text:p text:style-name="P21">Juin – Juillet 2012 (2 mois) : Mipagar (professionnel)</text:p>
        </text:list-item>
      </text:list>
      <text:p text:style-name="P17">Dans le cadre du programme Startup Bootcamp ayant pour but d'aider au démarrage de startups, j'ai pu réjoindre l'équipe de Mipagar à Amsterdam pour les aider à finaliser leur interface JSF – RichFaces et leur API RESTful utilisant les nouveautés de Java EE 6.</text:p>
      <text:p text:style-name="P16"/>
      <text:p text:style-name="P15"><text:span text:style-name="T5">Environnement</text:span><text:span text:style-name="T6"> : Java, Java EE 6, CDI, EJB, JPA, JAX-RS, JSF.</text:span></text:p>
      <text:p text:style-name="P12"/>
      <text:list xml:id="list749094141" text:style-name="L4">
        <text:list-item>
          <text:p text:style-name="P22">Septembre 2010 – Juin 2012 (2 ans) : CELAD (professionnel)</text:p>
        </text:list-item>
      </text:list>
      <text:p text:style-name="P17">Au sein de la SSII CELAD, j'ai effectué ma première expérience professionnelle. Il s'agissait de développer et maintenir des applications Java EE pour le compte de la banque Natixis.</text:p>
      <text:p text:style-name="P16"/>
      <text:p text:style-name="P15"><text:span text:style-name="T5">Environnement</text:span><text:span text:style-name="T6"> : Java, Java EE, Seam 2, Spring, JPA, JSF, GWT.</text:span></text:p>
      <text:p text:style-name="P16"/>
      <text:list xml:id="list1937632403" text:style-name="L5">
        <text:list-item>
          <text:p text:style-name="P23">2009 – 2011 (2 ans) : Auto-entrepreneur (professionnel)</text:p>
        </text:list-item>
      </text:list>
      <text:p text:style-name="P17">En parallèle de mes études et de mon début de carrière, j'ai opté pour un régime d'auto-entrepreneur afin de réaliser quelques projets e-commerce, soit en PHP soit en Java EE, sur mon temps libre.</text:p>
      <text:p text:style-name="P16"/>
      <text:p text:style-name="P15"><text:span text:style-name="T5">Environnement</text:span><text:span text:style-name="T6"> : Java, Java EE, HTML, PHP.</text:span></text:p>
      <text:p text:style-name="P16"/>
      <text:p text:style-name="P25"/>
      <text:p text:style-name="P25">Pour une liste plus complète de mes projets, rendez-vous sur :</text:p>
      <text:p text:style-name="P25"/>
      <text:p text:style-name="P18"><text:a xlink:type="simple" xlink:href="http://pauldijou.fr/projects/"><text:span text:style-name="T6">http://pauldijou.fr/project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48in" fo:margin-bottom="0.748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Paul Dijou</meta:initial-creator>
    <meta:creation-date>2009-01-07T16:50:40</meta:creation-date>
    <dc:date>2012-08-03T13:54:45</dc:date>
    <dc:language>fr-FR</dc:language>
    <meta:editing-cycles>68</meta:editing-cycles>
    <meta:editing-duration>PT4H12M36S</meta:editing-duration>
    <dc:creator>Paul Dijou</dc:creator>
    <meta:document-statistic meta:table-count="7" meta:image-count="0" meta:object-count="0" meta:page-count="2" meta:paragraph-count="47" meta:word-count="461" meta:character-count="2958" meta:non-whitespace-character-count="2557"/>
    <meta:user-defined meta:name="Info 1"/>
    <meta:user-defined meta:name="Info 2"/>
    <meta:user-defined meta:name="Info 3"/>
    <meta:user-defined meta:name="Info 4"/>
  </office:meta>
</office:document-meta>
</file>